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ra" svg:font-family="Lor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065" officeooo:paragraph-rsid="000fe065"/>
    </style:style>
    <style:style style:name="P2" style:family="paragraph" style:parent-style-name="Standard">
      <style:text-properties fo:color="#729fcf" fo:font-size="9pt" officeooo:rsid="000fe065" officeooo:paragraph-rsid="000fe065" style:font-size-asian="9pt" style:font-size-complex="9pt"/>
    </style:style>
    <style:style style:name="T1" style:family="text">
      <style:text-properties fo:font-variant="normal" fo:text-transform="none" fo:color="#000000" style:font-name="Lora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Lora" fo:letter-spacing="normal" fo:font-style="normal" fo:font-weight="normal"/>
    </style:style>
    <style:style style:name="T3" style:family="text">
      <style:text-properties fo:font-variant="normal" fo:text-transform="none" style:font-name="Lora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NBAN</text:p>
      <text:p text:style-name="P1"/>
      <text:p text:style-name="P2"><text:span text:style-name="T3">https://www.leansimulations.org/2011/04/supermarket-kanban-explained-in-just.html</text:span></text:p>
      <text:p text:style-name="P1"><text:span text:style-name="T1">Ale Taiichi Ohno początkowo uczył się od amerykańskich supermarketów. Był pod wrażeniem tego, jak supermarkety były w stanie przechowywać zapasy na półkach bez konieczności posiadania ogromnych ilości zapasów. Dziś jest to oczekiwane i mało imponujące. W rzeczywistości denerwuję się, gdy pójdę do sklepu, a tego, czego chcę, nie ma w magazynie.</text:span><text:line-break/><text:line-break/><text:span text:style-name="T1">Klienci ściągają produkt z półek, a sklep go uzupełnia. Podstawowy system kanban w pracy. Skoro możemy używać kanbanu w naszych sklepach spożywczych, dlaczego nie używamy go w naszych fabrykach?</text:span></text:p>
      <text:p text:style-name="P1"><text:span text:style-name="T1"/></text:p>
      <text:p text:style-name="P1"><text:a xlink:type="simple" xlink:href="https://www.investopedia.com/terms/k/kanban.asp" text:style-name="Internet_20_link" text:visited-style-name="Visited_20_Internet_20_Link"><text:span text:style-name="T1">https://www.investopedia.com/terms/k/kanban.asp</text:span></text:a></text:p>
      <text:p text:style-name="P1"><text:a xlink:type="simple" xlink:href="https://getnave.com/blog/kanban-wip-limits/" text:style-name="Internet_20_link" text:visited-style-name="Visited_20_Internet_20_Link"><text:span text:style-name="T1">https://getnave.com/blog/kanban-wip-limits/</text:span></text:a></text:p>
      <text:p text:style-name="P1"><text:a xlink:type="simple" xlink:href="https://getnave.com/cumulative-flow-diagram" text:style-name="Internet_20_link" text:visited-style-name="Visited_20_Internet_20_Link"><text:span text:style-name="T1">https://getnave.com/cumulative-flow-diagram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ra" svg:font-family="Lor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2:47:32.235441472</meta:creation-date>
    <dc:date>2022-10-25T15:10:53.098827738</dc:date>
    <meta:editing-duration>PT1H13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85" meta:character-count="761" meta:non-whitespace-character-count="681"/>
  </office:meta>
</office:document-meta>
</file>